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1606" officeooo:paragraph-rsid="00001606"/>
    </style:style>
    <style:style style:name="T1" style:family="text">
      <style:text-properties officeooo:rsid="0000d867"/>
    </style:style>
    <style:style style:name="T2" style:family="text">
      <style:text-properties officeooo:rsid="00025b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Hola, buen día. Les cuento que <text:span text:style-name="T2">sigo trabajando con <text:s/></text:span>GNS3”, utilice la imagen de un router CISCO 2600 (c2600-advsecurityk9-mz.124-15.t14); y creo logre obtener bien hecha la practica propuesta. </text:p>
      <text:p text:style-name="P1"><text:tab/>Adjunto como me quedaron configurados los <text:span text:style-name="T2">3</text:span> router’s, <text:span text:style-name="T1">las respuestas de cada comando las resumí a lo mas importante</text:span>. Cualquier cosa que tengan para corregirme, no duden en avisarme, gracias. Salu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08:12:18.549630797</meta:creation-date>
    <dc:date>2018-06-13T08:01:39.923984622</dc:date>
    <meta:editing-duration>PT3M42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" meta:word-count="59" meta:character-count="393" meta:non-whitespace-character-count="332"/>
  </office:meta>
</office:document-meta>
</file>